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ac7b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ac7bd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2ac7bd"/>
    </style:style>
    <style:style style:name="P17" style:family="paragraph" style:parent-style-name="Table_20_Contents">
      <style:text-properties officeooo:paragraph-rsid="002ac7bd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ac7b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ac7bd"/>
    </style:style>
    <style:style style:name="P21" style:family="paragraph" style:parent-style-name="Table_20_Contents">
      <style:paragraph-properties fo:text-align="center" style:justify-single-word="false"/>
      <style:text-properties officeooo:rsid="002bd5e6" officeooo:paragraph-rsid="002bd5e6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c7bd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 officeooo:rsid="0030c671"/>
    </style:style>
    <style:style style:name="T1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8">Declaração De Matrícula</text:p>
      <text:p text:style-name="P7"/>
      <text:p text:style-name="P19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7"><text:text-input text:description="[/#if]">[/#if]</text:text-input></text:p>
      <text:p text:style-name="P11"/>
      <text:p text:style-name="P11"><text:span text:style-name="T10">Faculdade de </text:span><text:span text:style-name="T11">Medicina Dentária</text:span><text:span text:style-name="T10"> da Universidade de Lisboa</text:span><text:span text:style-name="T15">, em </text:span><text:span text:style-name="T16"><text:text-input text:description="${lang.pt(dates.extendedDate(localizedDate.nowDate()))}">${lang.pt(dates.extendedDate(localizedDate.nowDate()))}</text:text-input></text:span><text:span text:style-name="T16"><text:text-input text:description="${lang.pt(dates.extendedDate(localizedDate.nowDate()))}"/></text:span><text:span text:style-name="T13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3">O presente documento só é válido com assinatura e carimbo da instituição!</text:p>
            <text:p text:style-name="P14"><text:text-input text:description="[#if hasPricetag]">[#if hasPricetag]</text:text-input></text:p>
            <text:p text:style-name="P18"><text:span text:style-name="T14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21">Serviços Académicos,</text:p>
            <text:p text:style-name="P16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18"><text:span text:style-name="T14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31T16:39:35.482244271</dc:date>
    <meta:editing-duration>PT52M11S</meta:editing-duration>
    <meta:editing-cycles>23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5" meta:character-count="3022" meta:non-whitespace-character-count="2817"/>
  </office:meta>
</office:document-meta>
</file>